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Mono L" fo:font-size="8pt" style:font-size-asian="8pt" style:font-size-complex="8pt"/>
    </style:style>
    <style:style style:name="P2" style:family="paragraph" style:parent-style-name="Standard">
      <style:text-properties style:font-name="Nimbus Mono L" fo:font-size="8pt" style:font-size-asian="8pt" style:font-size-complex="8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lasgow</text:span><text:span text:style-name="T2"> </text:span><text:span text:style-name="T1">Kiss</text:span></text:p>
      <text:p text:style-name="P1">Tab by John Petrucci, www.Ultimate-Guitar.Com</text:p>
      <text:p text:style-name="P2"/>
      <text:p text:style-name="P2">www.johnpetrucci.com</text:p>
      <text:p text:style-name="P2"/>
      <text:p text:style-name="P2">i actually found this online in a guitar pro format... ive converted it so that</text:p>
      <text:p text:style-name="P2">i may share it here! here it is! the g3 version of glasgow kiss! enjoy!</text:p>
      <text:p text:style-name="P2"><text:s text:c="42"/></text:p>
      <text:p text:style-name="P2">E||---------------------------------------|</text:p>
      <text:p text:style-name="P2">B||-----------7--------10--7--9--7--------|</text:p>
      <text:p text:style-name="P2">G||--------9-----9------------------9-----|</text:p>
      <text:p text:style-name="P2">D||-----9-----------9------------------9--|</text:p>
      <text:p text:style-name="P2">A||--7------------------------------------|</text:p>
      <text:p text:style-name="P2">E||---------------------------------------|</text:p>
      <text:p text:style-name="P2"/>
      <text:p text:style-name="P2"/>
      <text:p text:style-name="P2"><text:s text:c="79"/></text:p>
      <text:p text:style-name="P2">--------------------------------------|---------------------------------------|</text:p>
      <text:p text:style-name="P2">-----------7--------------------------|-----------7--------10--7--9--7--------|</text:p>
      <text:p text:style-name="P2">--------9-----9-----7--6-----------6--|--------9-----9------------------9-----|</text:p>
      <text:p text:style-name="P2">-----9-----------9--------9--7--9-----|--9--------------9------------------9--|</text:p>
      <text:p text:style-name="P2">--7-----------------------------------|-----7---------------------------------|</text:p>
      <text:p text:style-name="P2">--------------------------------------|---------------------------------------|</text:p>
      <text:p text:style-name="P2"/>
      <text:p text:style-name="P2"/>
      <text:p text:style-name="P2"><text:s text:c="45"/></text:p>
      <text:p text:style-name="P2">--10--7--9--7-9-7---------------------------|</text:p>
      <text:p text:style-name="P2">-------------------10--7--10-----10-----10--|</text:p>
      <text:p text:style-name="P2">------------------------------9------7------|</text:p>
      <text:p text:style-name="P2">--------------------------------------------|</text:p>
      <text:p text:style-name="P2">--------------------------------------------|</text:p>
      <text:p text:style-name="P2">--------------------------------------------|</text:p>
      <text:p text:style-name="P2"/>
      <text:p text:style-name="P2"/>
      <text:p text:style-name="P2"><text:s text:c="79"/></text:p>
      <text:p text:style-name="P2">---------------------------------------|--------------------------------------|</text:p>
      <text:p text:style-name="P2">-----------7--------10--7--9--7--------|-----------7--------------------------|</text:p>
      <text:p text:style-name="P2">--------9-----9------------------9-----|--------9-----9-----7--6-----------6--|</text:p>
      <text:p text:style-name="P2">-----9-----------9------------------9--|-----9-----------9--------9--7--9-----|</text:p>
      <text:p text:style-name="P2">--7------------------------------------|--7-----------------------------------|</text:p>
      <text:p text:style-name="P2">---------------------------------------|--------------------------------------|</text:p>
      <text:p text:style-name="P2"/>
      <text:p text:style-name="P2"/>
      <text:p text:style-name="P2"><text:s text:c="40"/></text:p>
      <text:p text:style-name="P2">---------------------------------------|</text:p>
      <text:p text:style-name="P2">-----------7--------10--7--9--7--------|</text:p>
      <text:p text:style-name="P2">--------9-----9------------------9-----|</text:p>
      <text:p text:style-name="P2">--9--------------9------------------9--|</text:p>
      <text:p text:style-name="P2">-----7---------------------------------|</text:p>
      <text:p text:style-name="P2">---------------------------------------|</text:p>
      <text:p text:style-name="P2"/>
      <text:p text:style-name="P2"/>
      <text:p text:style-name="P2"><text:s text:c="42"/></text:p>
      <text:p text:style-name="P2">--------------------7--10--7--12--9------|</text:p>
      <text:p text:style-name="P2">-----------------8-------------------10--|</text:p>
      <text:p text:style-name="P2">-----------4/-7--------------------------|</text:p>
      <text:p text:style-name="P2">--------5--------------------------------|</text:p>
      <text:p text:style-name="P2">-----5-----------------------------------|</text:p>
      <text:p text:style-name="P2">--3--------------------------------------|</text:p>
      <text:p text:style-name="P2"/>
      <text:p text:style-name="P2"/>
      <text:p text:style-name="P2"><text:s text:c="51"/></text:p>
      <text:p text:style-name="P2">--------------14----------17--14--16--14----------|</text:p>
      <text:p text:style-name="P2">----------17------17----------------------17------|</text:p>
      <text:p text:style-name="P2">------16--------------16----------------------16--|</text:p>
      <text:p text:style-name="P2">--14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14----------------------------------|</text:p>
      <text:p text:style-name="P2">----------17------17------15--14--------------14--|</text:p>
      <text:p text:style-name="P2">------16--------------16----------16--14--16------|</text:p>
      <text:p text:style-name="P2">--14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14----------17--14--16--14----------|</text:p>
      <text:p text:style-name="P2">----------17------17----------------------17------|</text:p>
      <text:p text:style-name="P2">--16------------------16----------------------16--|</text:p>
      <text:p text:style-name="P2">------14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3"/></text:p>
      <text:p text:style-name="P2">--22--19--21--19-21-19------------------------------|</text:p>
      <text:p text:style-name="P2">------------------------22--19--22------22------22--|</text:p>
      <text:p text:style-name="P2">------------------------------------21------19------|</text:p>
      <text:p text:style-name="P2">----------------------------------------------------|</text:p>
      <text:p text:style-name="P2">----------------------------------------------------|</text:p>
      <text:p text:style-name="P2">----------------------------------------------------|</text:p>
      <text:p text:style-name="P2"/>
      <text:p text:style-name="P2"/>
      <text:p text:style-name="P2"><text:s text:c="51"/></text:p>
      <text:p text:style-name="P2">--------------14----------17--14--16--14----------|</text:p>
      <text:p text:style-name="P2">----------17------17----------------------17------|</text:p>
      <text:p text:style-name="P2">------16--------------16----------------------16--|</text:p>
      <text:p text:style-name="P2">--14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14----------------------------------|</text:p>
      <text:p text:style-name="P2">----------17------17------15--14--------------14--|</text:p>
      <text:p text:style-name="P2">------16--------------16----------16--14--16------|</text:p>
      <text:p text:style-name="P2">--14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14----------17--14--16--14----------|</text:p>
      <text:p text:style-name="P2">----------17------17----------------------17------|</text:p>
      <text:p text:style-name="P2">--16------------------16----------------------16--|</text:p>
      <text:p text:style-name="P2">------14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------------19--22--19--24--21------|</text:p>
      <text:p text:style-name="P2">----------------------20----------------------22--|</text:p>
      <text:p text:style-name="P2">--------------16/-19------------------------------|</text:p>
      <text:p text:style-name="P2">----------17--------------------------------------|</text:p>
      <text:p text:style-name="P2">------17------------------------------------------|</text:p>
      <text:p text:style-name="P2">--15----------------------------------------------|</text:p>
      <text:p text:style-name="P2"/>
      <text:p text:style-name="P2"/>
      <text:p text:style-name="P2"><text:s text:c="74"/></text:p>
      <text:p text:style-name="P2">----------------------------------|--------------------------------------|</text:p>
      <text:p text:style-name="P2">----------------------------------|--------------------------------------|</text:p>
      <text:p text:style-name="P2">--13----14----16----16------------|----------13--14--16----14----13------|</text:p>
      <text:p text:style-name="P2">----------------------------------|----------------------------------14--|</text:p>
      <text:p text:style-name="P2">----------------------------------|--------------------------------------|</text:p>
      <text:p text:style-name="P2">----------------------------------|--------------------------------------|</text:p>
      <text:p text:style-name="P2"/>
      <text:p text:style-name="P2"/>
      <text:p text:style-name="P2"><text:s text:c="60"/></text:p>
      <text:p text:style-name="P2">--------------------------------|--------------------------|</text:p>
      <text:p text:style-name="P2">--------------------------------|--------------------------|</text:p>
      <text:p text:style-name="P2">--------------------------------|--------------------------|</text:p>
      <text:p text:style-name="P2">--16--------12----12------------|--------------------------|</text:p>
      <text:p text:style-name="P2">--------------------------------|--------------------------|</text:p>
      <text:p text:style-name="P2">--------------------------------|--------------------------|</text:p>
      <text:p text:style-name="P2"/>
      <text:p text:style-name="P2"/>
      <text:p text:style-name="P2"><text:s text:c="74"/></text:p>
      <text:p text:style-name="P2">----------------------------------|--------------------------------------|</text:p>
      <text:p text:style-name="P2">----------------------------------|--------------------------------------|</text:p>
      <text:p text:style-name="P2">--11----13----14----14------------|----------11--13--14----13----11------|</text:p>
      <text:p text:style-name="P2">----------------------------------|----------------------------------12--|</text:p>
      <text:p text:style-name="P2">----------------------------------|--------------------------------------|</text:p>
      <text:p text:style-name="P2">----------------------------------|--------------------------------------|</text:p>
      <text:p text:style-name="P2"/>
      <text:p text:style-name="P2"/>
      <text:p text:style-name="P2"><text:s text:c="56"/></text:p>
      <text:p text:style-name="P2">----------------------------|--------------------------|</text:p>
      <text:p text:style-name="P2">----------------------------|--------------------------|</text:p>
      <text:p text:style-name="P2">----------------------------|--------------------------|</text:p>
      <text:p text:style-name="P2">--14------------------------|--------------------------|</text:p>
      <text:p text:style-name="P2">----------------------------|--------------------------|</text:p>
      <text:p text:style-name="P2">----------------------------|--------------------------|</text:p>
      <text:p text:style-name="P2"/>
      <text:p text:style-name="P2"/>
      <text:p text:style-name="P2"><text:s text:c="74"/></text:p>
      <text:p text:style-name="P2">----------------------------------|--------------------------------------|</text:p>
      <text:p text:style-name="P2">----------------------------------|--------------14--15----14------------|</text:p>
      <text:p text:style-name="P2">--13----14----16----16------------|----------16------------------16--14--|</text:p>
      <text:p text:style-name="P2">----------------------------------|--------------------------------------|</text:p>
      <text:p text:style-name="P2">----------------------------------|--------------------------------------|</text:p>
      <text:p text:style-name="P2">----------------------------------|--------------------------------------|</text:p>
      <text:p text:style-name="P2"/>
      <text:p text:style-name="P2"/>
      <text:p text:style-name="P2"><text:s text:c="60"/></text:p>
      <text:p text:style-name="P2">--------------------------------|--------------------------|</text:p>
      <text:p text:style-name="P2">--------------------------------|--------------------------|</text:p>
      <text:p text:style-name="P2">--16--------11----11------------|--------------------------|</text:p>
      <text:p text:style-name="P2">--------------------------------|--------------------------|</text:p>
      <text:p text:style-name="P2">--------------------------------|--------------------------|</text:p>
      <text:p text:style-name="P2">--------------------------------|--------------------------|</text:p>
      <text:p text:style-name="P2"/>
      <text:p text:style-name="P2"/>
      <text:p text:style-name="P2"><text:s text:c="72"/></text:p>
      <text:p text:style-name="P2">----------------------------------|------------------------------------|</text:p>
      <text:p text:style-name="P2">--10----12----14----12b-----------|----------10--12--14----12----10----|</text:p>
      <text:p text:style-name="P2">----------------------------------|------------------------------------|</text:p>
      <text:p text:style-name="P2">----------------------------------|------------------------------------|</text:p>
      <text:p text:style-name="P2">----------------------------------|------------------------------------|</text:p>
      <text:p text:style-name="P2">----------------------------------|------------------------------------|</text:p>
      <text:p text:style-name="P2"/>
      <text:p text:style-name="P2"/>
      <text:p text:style-name="P2"><text:s text:c="58"/></text:p>
      <text:p text:style-name="P2">------------------------------|--------------------------|</text:p>
      <text:p text:style-name="P2">--12--------8----8------------|--------------------------|</text:p>
      <text:p text:style-name="P2">------------------------------|--------------------------|</text:p>
      <text:p text:style-name="P2">------------------------------|--------------------------|</text:p>
      <text:p text:style-name="P2">------------------------------|--------------------------|</text:p>
      <text:p text:style-name="P2">------------------------------|--------------------------|</text:p>
      <text:p text:style-name="P2"/>
      <text:p text:style-name="P2"/>
      <text:p text:style-name="P2"><text:s text:c="68"/></text:p>
      <text:p text:style-name="P2">----------------------------------|--------------------------------|</text:p>
      <text:p text:style-name="P2">--12----14----15----14b-----------|--------------15----17----19----|</text:p>
      <text:p text:style-name="P2">----------------------------------|--------------------------------|</text:p>
      <text:p text:style-name="P2">----------------------------------|--------------------------------|</text:p>
      <text:p text:style-name="P2">----------------------------------|--------------------------------|</text:p>
      <text:p text:style-name="P2">----------------------------------|--------------------------------|</text:p>
      <text:p text:style-name="P2"/>
      <text:p text:style-name="P2"/>
      <text:p text:style-name="P2"><text:s text:c="64"/></text:p>
      <text:p text:style-name="P2">----------------------------|----------------------------------|</text:p>
      <text:p text:style-name="P2">--17b-----------------------|--19----21----22----21b-----------|</text:p>
      <text:p text:style-name="P2">----------------------------|----------------------------------|</text:p>
      <text:p text:style-name="P2">----------------------------|----------------------------------|</text:p>
      <text:p text:style-name="P2">----------------------------|----------------------------------|</text:p>
      <text:p text:style-name="P2">----------------------------|----------------------------------|</text:p>
      <text:p text:style-name="P2"/>
      <text:p text:style-name="P2"/>
      <text:p text:style-name="P2"><text:s text:c="70"/></text:p>
      <text:p text:style-name="P2">--------------------------------------|------------19----------------|</text:p>
      <text:p text:style-name="P2">----------19--21--22----21----19/-17--|--19--------------------------|</text:p>
      <text:p text:style-name="P2">--------------------------------------|------------------------------|</text:p>
      <text:p text:style-name="P2">--------------------------------------|------------------------------|</text:p>
      <text:p text:style-name="P2">--------------------------------------|------------------------------|</text:p>
      <text:p text:style-name="P2">--------------------------------------|------------------------------|</text:p>
      <text:p text:style-name="P2"/>
      <text:p text:style-name="P2"/>
      <text:p text:style-name="P2"><text:s text:c="67"/></text:p>
      <text:p text:style-name="P2">--------------------------|---------------------------------------|</text:p>
      <text:p text:style-name="P2">--------------------------|-----------7--------10--7--9--7--------|</text:p>
      <text:p text:style-name="P2">--------------------------|--------9-----9------------------9-----|</text:p>
      <text:p text:style-name="P2">--------------------------|-----9-----------9------------------9--|</text:p>
      <text:p text:style-name="P2">--------------------------|--7------------------------------------|</text:p>
      <text:p text:style-name="P2">--------------------------|---------------------------------------|</text:p>
      <text:p text:style-name="P2"/>
      <text:p text:style-name="P2"/>
      <text:p text:style-name="P2"><text:s text:c="79"/></text:p>
      <text:p text:style-name="P2">--------------------------------------|---------------------------------------|</text:p>
      <text:p text:style-name="P2">-----------7--------------------------|-----------7--------10--7--9--7--------|</text:p>
      <text:p text:style-name="P2">--------9-----9-----7--6-----------6--|--------9-----9------------------9-----|</text:p>
      <text:p text:style-name="P2">-----9-----------9--------9--7--9-----|--9--------------9------------------9--|</text:p>
      <text:p text:style-name="P2">--7-----------------------------------|-----7---------------------------------|</text:p>
      <text:p text:style-name="P2">--------------------------------------|---------------------------------------|</text:p>
      <text:p text:style-name="P2"/>
      <text:p text:style-name="P2"/>
      <text:p text:style-name="P2"><text:s text:c="45"/></text:p>
      <text:p text:style-name="P2">--10--7--9--7-9-7---------------------------|</text:p>
      <text:p text:style-name="P2">-------------------10--7--10-----10-----10--|</text:p>
      <text:p text:style-name="P2">------------------------------9------7------|</text:p>
      <text:p text:style-name="P2">--------------------------------------------|</text:p>
      <text:p text:style-name="P2">--------------------------------------------|</text:p>
      <text:p text:style-name="P2">--------------------------------------------|</text:p>
      <text:p text:style-name="P2"/>
      <text:p text:style-name="P2"/>
      <text:p text:style-name="P2"><text:s text:c="79"/></text:p>
      <text:p text:style-name="P2">---------------------------------------|--------------------------------------|</text:p>
      <text:p text:style-name="P2">-----------7--------10--7--9--7--------|-----------7--------------------------|</text:p>
      <text:p text:style-name="P2">--------9-----9------------------9-----|--------9-----9-----7--6-----------6--|</text:p>
      <text:p text:style-name="P2">-----9-----------9------------------9--|-----9-----------9--------9--7--9-----|</text:p>
      <text:p text:style-name="P2">--7------------------------------------|--7-----------------------------------|</text:p>
      <text:p text:style-name="P2">---------------------------------------|--------------------------------------|</text:p>
      <text:p text:style-name="P2"/>
      <text:p text:style-name="P2"/>
      <text:p text:style-name="P2"><text:s text:c="40"/></text:p>
      <text:p text:style-name="P2">---------------------------------------|</text:p>
      <text:p text:style-name="P2">-----------7--------10--7--9--7--------|</text:p>
      <text:p text:style-name="P2">--------9-----9------------------9-----|</text:p>
      <text:p text:style-name="P2">--9--------------9------------------9--|</text:p>
      <text:p text:style-name="P2">-----7---------------------------------|</text:p>
      <text:p text:style-name="P2">---------------------------------------|</text:p>
      <text:p text:style-name="P2"/>
      <text:p text:style-name="P2"/>
      <text:p text:style-name="P2"><text:s text:c="77"/></text:p>
      <text:p text:style-name="P2">--------------------7--10--7--12--9------|--16----17----19----19------------|</text:p>
      <text:p text:style-name="P2">-----------------8-------------------10--|----------------------------------|</text:p>
      <text:p text:style-name="P2">-----------4/-7--------------------------|----------------------------------|</text:p>
      <text:p text:style-name="P2">--------5--------------------------------|----------------------------------|</text:p>
      <text:p text:style-name="P2">-----5-----------------------------------|----------------------------------|</text:p>
      <text:p text:style-name="P2">--3--------------------------------------|----------------------------------|</text:p>
      <text:p text:style-name="P2"/>
      <text:p text:style-name="P2"/>
      <text:p text:style-name="P2"><text:s text:c="72"/></text:p>
      <text:p text:style-name="P2">----------16--17--19----17----16------|--------------------------------|</text:p>
      <text:p text:style-name="P2">----------------------------------17--|--19--------15----15------------|</text:p>
      <text:p text:style-name="P2">--------------------------------------|--------------------------------|</text:p>
      <text:p text:style-name="P2">--------------------------------------|--------------------------------|</text:p>
      <text:p text:style-name="P2">--------------------------------------|--------------------------------|</text:p>
      <text:p text:style-name="P2">--------------------------------------|--------------------------------|</text:p>
      <text:p text:style-name="P2"/>
      <text:p text:style-name="P2"/>
      <text:p text:style-name="P2"><text:s text:c="62"/></text:p>
      <text:p text:style-name="P2">--------------------------|--14----16----17----17-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/>
      <text:p text:style-name="P2"/>
      <text:p text:style-name="P2"><text:s text:c="68"/></text:p>
      <text:p text:style-name="P2">----------14--16--17----16----14------|----------------------------|</text:p>
      <text:p text:style-name="P2">----------------------------------15--|--17------------------------|</text:p>
      <text:p text:style-name="P2">--------------------------------------|----------------------------|</text:p>
      <text:p text:style-name="P2">--------------------------------------|----------------------------|</text:p>
      <text:p text:style-name="P2">--------------------------------------|----------------------------|</text:p>
      <text:p text:style-name="P2">--------------------------------------|----------------------------|</text:p>
      <text:p text:style-name="P2"/>
      <text:p text:style-name="P2"/>
      <text:p text:style-name="P2"><text:s text:c="62"/></text:p>
      <text:p text:style-name="P2">--------------------------|--16----17----19----19-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/>
      <text:p text:style-name="P2"/>
      <text:p text:style-name="P2"><text:s text:c="72"/></text:p>
      <text:p text:style-name="P2">----------19--21--22----21----19--17--|--19--------14----14------------|</text:p>
      <text:p text:style-name="P2">--------------------------------------|--------------------------------|</text:p>
      <text:p text:style-name="P2">--------------------------------------|--------------------------------|</text:p>
      <text:p text:style-name="P2">--------------------------------------|--------------------------------|</text:p>
      <text:p text:style-name="P2">--------------------------------------|--------------------------------|</text:p>
      <text:p text:style-name="P2">--------------------------------------|--------------------------------|</text:p>
      <text:p text:style-name="P2"/>
      <text:p text:style-name="P2"/>
      <text:p text:style-name="P2"><text:s text:c="62"/></text:p>
      <text:p text:style-name="P2">--------------------------|--17----19----21----19b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>--------------------------|----------------------------------|</text:p>
      <text:p text:style-name="P2"/>
      <text:p text:style-name="P2"/>
      <text:p text:style-name="P2"><text:s text:c="70"/></text:p>
      <text:p text:style-name="P2">----------17--19--21----19----17----|--19--------21----19------------|</text:p>
      <text:p text:style-name="P2">------------------------------------|--------------------------------|</text:p>
      <text:p text:style-name="P2">------------------------------------|--------------------------------|</text:p>
      <text:p text:style-name="P2">------------------------------------|--------------------------------|</text:p>
      <text:p text:style-name="P2">------------------------------------|--------------------------------|</text:p>
      <text:p text:style-name="P2">------------------------------------|--------------------------------|</text:p>
      <text:p text:style-name="P2"/>
      <text:p text:style-name="P2"/>
      <text:p text:style-name="P2"><text:s text:c="76"/></text:p>
      <text:p text:style-name="P2">--------------------------|--------------14------12----10--------------10--|</text:p>
      <text:p text:style-name="P2">--------------------------|------12------------------------14--12--14------|</text:p>
      <text:p text:style-name="P2">--------------------------|--11------11------11----------------------------|</text:p>
      <text:p text:style-name="P2">--------------------------|------------------------------------------------|</text:p>
      <text:p text:style-name="P2">--------------------------|------------------------------------------------|</text:p>
      <text:p text:style-name="P2">--------------------------|------------------------------------------------|</text:p>
      <text:p text:style-name="P2"/>
      <text:p text:style-name="P2"/>
      <text:p text:style-name="P2"><text:s text:c="50"/></text:p>
      <text:p text:style-name="P2">--------------14--10------12--9------17--14------|</text:p>
      <text:p text:style-name="P2">--12------12----------12---------10----------15--|</text:p>
      <text:p text:style-name="P2">------11-----------------------------------------|</text:p>
      <text:p text:style-name="P2">-------------------------------------------------|</text:p>
      <text:p text:style-name="P2">-------------------------------------------------|</text:p>
      <text:p text:style-name="P2">-------------------------------------------------|</text:p>
      <text:p text:style-name="P2"/>
      <text:p text:style-name="P2"/>
      <text:p text:style-name="P2"><text:s text:c="49"/></text:p>
      <text:p text:style-name="P2">----------------------17----14--------------14--|</text:p>
      <text:p text:style-name="P2">------15------17----------------17--15--17------|</text:p>
      <text:p text:style-name="P2">--14------14------14----------------------------|</text:p>
      <text:p text:style-name="P2">------------------------------------------------|</text:p>
      <text:p text:style-name="P2">------------------------------------------------|</text:p>
      <text:p text:style-name="P2">------------------------------------------------|</text:p>
      <text:p text:style-name="P2"/>
      <text:p text:style-name="P2"/>
      <text:p text:style-name="P2"><text:s text:c="51"/></text:p>
      <text:p text:style-name="P2">--------------17--14------16--12------19--16------|</text:p>
      <text:p text:style-name="P2">--15------15----------15----------12----------17--|</text:p>
      <text:p text:style-name="P2">------14------------------------------------------|</text:p>
      <text:p text:style-name="P2">----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49"/></text:p>
      <text:p text:style-name="P2">--------------21------19----17--------------17--|</text:p>
      <text:p text:style-name="P2">------19------------------------21--19--21------|</text:p>
      <text:p text:style-name="P2">--18------18------18----------------------------|</text:p>
      <text:p text:style-name="P2">------------------------------------------------|</text:p>
      <text:p text:style-name="P2">------------------------------------------------|</text:p>
      <text:p text:style-name="P2">------------------------------------------------|</text:p>
      <text:p text:style-name="P2"/>
      <text:p text:style-name="P2"/>
      <text:p text:style-name="P2"><text:s text:c="63"/></text:p>
      <text:p text:style-name="P2">--------------21--17------19-16----------16-19-16-------------|</text:p>
      <text:p text:style-name="P2">--19------19----------19--------17----17----------17----------|</text:p>
      <text:p text:style-name="P2">------18---------------------------16----------------16-------|</text:p>
      <text:p text:style-name="P2">--------------------------------------------------------18----|</text:p>
      <text:p text:style-name="P2">-----------------------------------------------------------19-|</text:p>
      <text:p text:style-name="P2">--------------------------------------------------------------|</text:p>
      <text:p text:style-name="P2"/>
      <text:p text:style-name="P2"/>
      <text:p text:style-name="P2"><text:s text:c="38"/></text:p>
      <text:p text:style-name="P2">--19---------------------------------|</text:p>
      <text:p text:style-name="P2">----------------17--0--19--0--17--0--|</text:p>
      <text:p text:style-name="P2">-------------------------------------|</text:p>
      <text:p text:style-name="P2">-------------------------------------|</text:p>
      <text:p text:style-name="P2">-------------------------------------|</text:p>
      <text:p text:style-name="P2">-------------------------------------|</text:p>
      <text:p text:style-name="P2"/>
      <text:p text:style-name="P2"/>
      <text:p text:style-name="P2"><text:s text:c="43"/></text:p>
      <text:p text:style-name="P2">------------------------------------------|</text:p>
      <text:p text:style-name="P2">--16--0--14--0--12--0--10--0--9--0--7--0--|</text:p>
      <text:p text:style-name="P2">------------------------------------------|</text:p>
      <text:p text:style-name="P2">------------------------------------------|</text:p>
      <text:p text:style-name="P2">------------------------------------------|</text:p>
      <text:p text:style-name="P2">------------------------------------------|</text:p>
      <text:p text:style-name="P2"/>
      <text:p text:style-name="P2"/>
      <text:p text:style-name="P2"><text:s text:c="51"/></text:p>
      <text:p text:style-name="P2">--------------14----------17--14--16--14----------|</text:p>
      <text:p text:style-name="P2">----------17------17----------------------17------|</text:p>
      <text:p text:style-name="P2">------16--------------16----------------------16--|</text:p>
      <text:p text:style-name="P2">--14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14----------------------------------|</text:p>
      <text:p text:style-name="P2">----------17------17------15--14--------------14--|</text:p>
      <text:p text:style-name="P2">------16--------------16----------16--14--16------|</text:p>
      <text:p text:style-name="P2">--14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14----------17--14--16--14----------|</text:p>
      <text:p text:style-name="P2">----------17------17----------------------17------|</text:p>
      <text:p text:style-name="P2">--16------------------16----------------------16--|</text:p>
      <text:p text:style-name="P2">------14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3"/></text:p>
      <text:p text:style-name="P2">--22--19--21--19-21-19------------------------------|</text:p>
      <text:p text:style-name="P2">------------------------22--19--22------22------22--|</text:p>
      <text:p text:style-name="P2">------------------------------------21------19------|</text:p>
      <text:p text:style-name="P2">----------------------------------------------------|</text:p>
      <text:p text:style-name="P2">----------------------------------------------------|</text:p>
      <text:p text:style-name="P2">----------------------------------------------------|</text:p>
      <text:p text:style-name="P2"/>
      <text:p text:style-name="P2"/>
      <text:p text:style-name="P2"><text:s text:c="51"/></text:p>
      <text:p text:style-name="P2">--------------14----------17--14--16--14----------|</text:p>
      <text:p text:style-name="P2">----------17------17----------------------17------|</text:p>
      <text:p text:style-name="P2">------16--------------16----------------------16--|</text:p>
      <text:p text:style-name="P2">--14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14----------------------------------|</text:p>
      <text:p text:style-name="P2">----------17------17------15--14--------------14--|</text:p>
      <text:p text:style-name="P2">------16--------------16----------16--14--16------|</text:p>
      <text:p text:style-name="P2">--14----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14----------17--14--16--14----------|</text:p>
      <text:p text:style-name="P2">----------17------17----------------------17------|</text:p>
      <text:p text:style-name="P2">--16------------------16----------------------16--|</text:p>
      <text:p text:style-name="P2">------14------------------------------------------|</text:p>
      <text:p text:style-name="P2">--------------------------------------------------|</text:p>
      <text:p text:style-name="P2">--------------------------------------------------|</text:p>
      <text:p text:style-name="P2"/>
      <text:p text:style-name="P2"/>
      <text:p text:style-name="P2"><text:s text:c="51"/></text:p>
      <text:p text:style-name="P2">--------------------------19--22--19--24--21------|</text:p>
      <text:p text:style-name="P2">----------------------20----------------------22--|</text:p>
      <text:p text:style-name="P2">--------------16/-19------------------------------|</text:p>
      <text:p text:style-name="P2">----------17--------------------------------------|</text:p>
      <text:p text:style-name="P2">------17------------------------------------------|</text:p>
      <text:p text:style-name="P2">--15----------------------------------------------|</text:p>
      <text:p text:style-name="P2"/>
      <text:p text:style-name="P2"/>
      <text:p text:style-name="P2"><text:s text:c="75"/></text:p>
      <text:p text:style-name="P2">|---------------------9---------------|-----------------------------------|</text:p>
      <text:p text:style-name="P2">|------12---------12-----12-10-9------|-----12----------------------------|</text:p>
      <text:p text:style-name="P2">|*---------9--11------------------11--|---------9--11--8--9--8-9-8--------|</text:p>
      <text:p text:style-name="P2">|*--9---------------------------------|--9-------------------------11--7--|</text:p>
      <text:p text:style-name="P2">|-------------------------------------|-----------------------------------|</text:p>
      <text:p text:style-name="P2">|-------------------------------------|-----------------------------------|</text:p>
      <text:p text:style-name="P2"/>
      <text:p text:style-name="P2"/>
      <text:p text:style-name="P2"><text:s text:c="70"/></text:p>
      <text:p text:style-name="P2">--------------------9---------------|--------------------------------|</text:p>
      <text:p text:style-name="P2">-----12---------12-----12-10-9------|--------------------------------|</text:p>
      <text:p text:style-name="P2">---------9--11------------------11--|--9--8--------------------------|</text:p>
      <text:p text:style-name="P2">--9---------------------------------|--------11--9--7-------------7--|</text:p>
      <text:p text:style-name="P2">------------------------------------|------------------11--9--11-----|</text:p>
      <text:p text:style-name="P2">------------------------------------|--------------------------------|</text:p>
      <text:p text:style-name="P2"/>
      <text:p text:style-name="P2"/>
      <text:p text:style-name="P2"><text:s text:c="73"/></text:p>
      <text:p text:style-name="P2">--------------------9---------------|-----------------------------------|</text:p>
      <text:p text:style-name="P2">-----12---------12-----12-10-9------|-----12----------------------------|</text:p>
      <text:p text:style-name="P2">---------9--11------------------11--|---------9--11--8--9--8-9-8--------|</text:p>
      <text:p text:style-name="P2">--9---------------------------------|--9-------------------------11--7--|</text:p>
      <text:p text:style-name="P2">------------------------------------|-----------------------------------|</text:p>
      <text:p text:style-name="P2">------------------------------------|-----------------------------------|</text:p>
      <text:p text:style-name="P2"/>
      <text:p text:style-name="P2"/>
      <text:p text:style-name="P2"><text:s text:c="71"/>2x</text:p>
      <text:p text:style-name="P2">--------------------9---------------|----------------------------------||</text:p>
      <text:p text:style-name="P2">-----12---------12-----12-10-9------|--12--9--10--9--------------------||</text:p>
      <text:p text:style-name="P2">---------9--11------------------11--|----------------11--9--8--9--11--*||</text:p>
      <text:p text:style-name="P2">--9---------------------------------|---------------------------------*||</text:p>
      <text:p text:style-name="P2">------------------------------------|----------------------------------||</text:p>
      <text:p text:style-name="P2">------------------------------------|----------------------------------||</text:p>
      <text:p text:style-name="P2"/>
      <text:p text:style-name="P2"/>
      <text:p text:style-name="P2"><text:s text:c="43"/></text:p>
      <text:p text:style-name="P2">------------------------------------------|</text:p>
      <text:p text:style-name="P2">------------------9--10--9-------------9--|</text:p>
      <text:p text:style-name="P2">--11----11----11------------11--9--11-----|</text:p>
      <text:p text:style-name="P2">------------------------------------------|</text:p>
      <text:p text:style-name="P2">------------------------------------------|</text:p>
      <text:p text:style-name="P2">------------------------------------------|</text:p>
      <text:p text:style-name="P2"/>
      <text:p text:style-name="P2"/>
      <text:p text:style-name="P2"><text:s text:c="78"/></text:p>
      <text:p text:style-name="P2">----------------------------------------|------------------------------------|</text:p>
      <text:p text:style-name="P2">----------------------------------------|------------------------------------|</text:p>
      <text:p text:style-name="P2">--11-------------8--9--8----------------|------------------------------------|</text:p>
      <text:p text:style-name="P2">--------9----11-----------11--7--9--11--|--9----9-------6--7--6-----------6--|</text:p>
      <text:p text:style-name="P2">----------------------------------------|------------9-----------9--7--9-----|</text:p>
      <text:p text:style-name="P2">----------------------------------------|------------------------------------|</text:p>
      <text:p text:style-name="P2"/>
      <text:p text:style-name="P2"/>
      <text:p text:style-name="P2"><text:s text:c="79"/></text:p>
      <text:p text:style-name="P2">----------------------------------|------------------9--10--9--------------9--|</text:p>
      <text:p text:style-name="P2">----------------------------------|--12----12----12------------12--10--12-----|</text:p>
      <text:p text:style-name="P2">----------------------------------|-------------------------------------------|</text:p>
      <text:p text:style-name="P2">----------------------------------|-------------------------------------------|</text:p>
      <text:p text:style-name="P2">--9------------6--7--6------------|-------------------------------------------|</text:p>
      <text:p text:style-name="P2">-------7----9-----------9--5------|-------------------------------------------|</text:p>
      <text:p text:style-name="P2"/>
      <text:p text:style-name="P2"/>
      <text:p text:style-name="P2"><text:s text:c="79"/></text:p>
      <text:p text:style-name="P2">-----------------------------------------|------------------------------------|</text:p>
      <text:p text:style-name="P2">--12-------------9--10--9----------------|------------------------------------|</text:p>
      <text:p text:style-name="P2">--------9----11------------11--7--9--11--|--9----9-------6--7--6-----------6--|</text:p>
      <text:p text:style-name="P2">-----------------------------------------|------------9-----------9--7--9-----|</text:p>
      <text:p text:style-name="P2">-----------------------------------------|------------------------------------|</text:p>
      <text:p text:style-name="P2">-----------------------------------------|------------------------------------|</text:p>
      <text:p text:style-name="P2"/>
      <text:p text:style-name="P2"/>
      <text:p text:style-name="P2"><text:s text:c="58"/></text:p>
      <text:p text:style-name="P2">------------------------------------|-------------------||</text:p>
      <text:p text:style-name="P2">------------------------------------|-------------------||</text:p>
      <text:p text:style-name="P2">------------------------------------|-------------------||</text:p>
      <text:p text:style-name="P2">--9------------6--7--6--------------|-------------------||</text:p>
      <text:p text:style-name="P2">-------7----9-----------9--5--7--9--|--4----------------||</text:p>
      <text:p text:style-name="P2">------------------------------------|-------------------||</text:p>
      <text:p text:style-name="P2"/>
      <text:p text:style-name="P2"/>
      <text:p text:style-name="P2">from here JP does some volume pedal stuff - then the solo follows... this should</text:p>
      <text:p text:style-name="P2">be enough for you to play most of the s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7236in" style:type="center"/>
          <style:tab-stop style:position="7.448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Nimbus Mono L" fo:font-size="8pt" style:font-size-asian="8pt" style:font-size-complex="8pt"/>
    </style:style>
    <style:page-layout style:name="pm1">
      <style:page-layout-properties fo:page-width="8.2701in" fo:page-height="11.6902in" style:num-format="1" style:print-orientation="portrait" fo:margin-top="0.4098in" fo:margin-bottom="0.4098in" fo:margin-left="0.4098in" fo:margin-right="0.4098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2-11T19:34:00</meta:creation-date>
    <dc:date>2007-12-11T20:12:36</dc:date>
    <meta:print-date>2007-12-11T19:39:17</meta:print-date>
    <dc:language>en-US</dc:language>
    <meta:editing-cycles>2</meta:editing-cycles>
    <meta:editing-duration>PT38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449" meta:word-count="829" meta:character-count="26812"/>
  </office:meta>
</office:document-meta>
</file>